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VEGA JIMENEZ EVA JUL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751912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884641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VEGA JIMENEZ EVA JULIE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75191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8 846 4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244296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08/2021</text:p>
          </table:table-cell>
          <table:table-cell table:style-name="Tabla2.A4" office:value-type="string">
            <text:p text:style-name="P22">563175</text:p>
          </table:table-cell>
          <table:table-cell table:style-name="Tabla2.D4" office:value-type="string">
            <text:p text:style-name="P23">3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FICHA CREADA : 13/08/21<text:line-break/>FICHA ACTUALIZADA:17/08/21<text:line-break/>OBS: EN EL DEPOSITO DEL 13/08 CLIENTE ABONO MAS 200 POLLOS CRIOLLOS, LAS MISMAS QUE FUERON DESPACHADAS EL 17/08.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16:26:48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